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OLE">
      <style:graphic-properties style:horizontal-pos="center" style:horizontal-rel="paragraph" draw:ole-draw-aspect="1" draw:visible-area-top="0in" draw:visible-area-width="7.0646in" draw:visible-area-height="8.9287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638in" svg:height="8.9283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1">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text:soft-page-break/>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3T14:30:58.93</dc:date>
    <dc:creator>Eric Chang</dc:creator>
    <meta:editing-duration>PT14H20M46S</meta:editing-duration>
    <meta:editing-cycles>50</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935" meta:character-count="5669"/>
  </office:meta>
</office:document-meta>
</file>